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5f3b9"/>
    </style:style>
    <style:style style:name="fr1" style:family="graphic" style:parent-style-name="OLE">
      <style:graphic-properties style:vertical-pos="from-top" style:vertical-rel="paragraph" style:horizontal-pos="from-left" style:horizontal-rel="paragraph" fo:background-color="#00a933" draw:fill="solid" draw:fill-color="#00a933" draw:ole-draw-aspect="4" draw:visible-area-top="0cm" draw:visible-area-width="2.541cm" draw:visible-area-height="2.144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Objektum1" text:anchor-type="char" svg:x="6.81cm" svg:y="6.549cm" svg:width="2.542cm" svg:height="2.143cm" draw:z-index="0"><draw:object-ole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18T11:24:33.471000000</meta:creation-date>
    <dc:date>2020-08-18T11:27:40.787000000</dc:date>
    <meta:editing-duration>PT3M8S</meta:editing-duration>
    <meta:editing-cycles>1</meta:editing-cycles>
    <meta:generator>LibreOfficeDev/7.1.0.0.alpha0$Windows_X86_64 LibreOffice_project/2c0fc3f17c8a1faa89bee8c94ad4d7836e687aa3</meta:generator>
    <meta:document-statistic meta:table-count="0" meta:image-count="0" meta:object-count="1" meta:page-count="1" meta:paragraph-count="0" meta:word-count="0" meta:character-count="0" meta:non-whitespace-character-count="0"/>
  </office:meta>
</office:document-meta>
</file>